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right="-46.20pt"/>
    </style:style>
    <style:style style:name="P4" style:family="paragraph">
      <style:paragraph-properties fo:line-height="100.00%" fo:text-align="left"/>
    </style:style>
  </office:automatic-styles>
  <office:body>
    <office:text>
      <text:p text:style-name="P1"><text:span text:style-name="T1">SCHEMA LOGICO</text:span></text:p>
      <text:p text:style-name="P1"><text:span text:style-name="T2"/></text:p>
      <text:p text:style-name="P2"><text:span text:style-name="T3">UTENTE(</text:span><text:span text:style-name="T4">Nome</text:span><text:span text:style-name="T5">,<text:s/></text:span><text:span text:style-name="T6">Email</text:span><text:span text:style-name="T7">, Password, Tipo, Residenza, Data_Nascita)</text:span></text:p>
      <text:p text:style-name="P2"><text:span text:style-name="T8"/></text:p>
      <text:p text:style-name="P2"><text:span text:style-name="T9"><text:s/>PREFERENZA(</text:span><text:span text:style-name="T10">UTENTE, CATEGORIA</text:span><text:span text:style-name="T11">)<text:s text:c="2"/></text:span></text:p>
      <text:p text:style-name="P2"><text:span text:style-name="T12"/></text:p>
      <text:p text:style-name="P2"><text:span text:style-name="T13">CATEGORIA(</text:span><text:span text:style-name="T14">NomeC)</text:span></text:p>
      <text:p text:style-name="P2"><text:span text:style-name="T15"/></text:p>
      <text:p text:style-name="P2"><text:span text:style-name="T16">SOTTOCATEGORIA(</text:span><text:span text:style-name="T17">CATEGORIA, NomeC)</text:span><text:span text:style-name="T18"><text:s/>//ingloba relazione appartenenza grazie a cardinaità 1,1</text:span></text:p>
      <text:p text:style-name="P2"><text:span text:style-name="T19"/></text:p>
      <text:p text:style-name="P2"><text:span text:style-name="T20">TOPIC1(</text:span><text:span text:style-name="T21">CATEGORIA, DOMANDA_APERTA</text:span><text:span text:style-name="T22">)</text:span></text:p>
      <text:p text:style-name="P2"><text:span text:style-name="T23"/></text:p>
      <text:p text:style-name="P2"><text:span text:style-name="T24">TOPIC2(</text:span><text:span text:style-name="T25">CATEGORIA, SONDAGGIO</text:span><text:span text:style-name="T26">)</text:span></text:p>
      <text:p text:style-name="P2"><text:span text:style-name="T27"/></text:p>
      <text:p text:style-name="P2"><text:span text:style-name="T28">DOMANDE_APERTE(</text:span><text:span text:style-name="T29">UTENTE, data,</text:span><text:span text:style-name="T30"><text:s/>testo, imgurl, imgtesto, chiusa) </text:span></text:p>
      <text:p text:style-name="P2"><text:span text:style-name="T31"/></text:p>
      <text:p text:style-name="P2"><text:span text:style-name="T32">SONDAGGIO(</text:span><text:span text:style-name="T33">UTENTE, data,</text:span><text:span text:style-name="T34"><text:s/>testo, imgurl, imgtesto, chiusa</text:span><text:span text:style-name="T35">)</text:span></text:p>
      <text:p text:style-name="P2"><text:span text:style-name="T36"/></text:p>
      <text:p text:style-name="P2"><text:span text:style-name="T37">RISPOSTA_PREDEFINITA(</text:span><text:span text:style-name="T38">UTENTE, SONDAGGIO</text:span><text:span text:style-name="T39">, anonimo, testorisp)</text:span></text:p>
      <text:p text:style-name="P2"><text:span text:style-name="T40"/></text:p>
      <text:p text:style-name="P3"><text:span text:style-name="T41">RISPOSTA_APERTA(</text:span><text:span text:style-name="T42">UTENTE, data,</text:span><text:span text:style-name="T43"><text:s/>testo, anonimo, votopositivo, votonegativo,<text:s text:c="2"/>DOMANDA_APERTA)</text:span></text:p>
      <text:p text:style-name="P4"><text:span text:style-name="T44"/></text:p>
      <text:p text:style-name="P4"><text:span text:style-name="T4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